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color="#ff0000" fo:font-size="15pt" style:font-size-asian="15pt" style:font-size-complex="15pt"/>
    </style:style>
    <style:style style:name="P2" style:family="paragraph" style:parent-style-name="Preformatted_20_Text">
      <style:text-properties fo:color="#ff0000" fo:font-size="14pt" style:font-size-asian="14pt" style:font-size-complex="14pt"/>
    </style:style>
    <style:style style:name="P3" style:family="paragraph" style:parent-style-name="Preformatted_20_Text">
      <style:text-properties fo:font-size="15pt" style:font-size-asian="15pt" style:font-size-complex="15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Preformatted_20_Text">
      <style:text-properties fo:color="#000000" fo:font-size="14pt" style:font-size-asian="14pt" style:font-size-complex="14pt"/>
    </style:style>
    <style:style style:name="P6" style:family="paragraph" style:parent-style-name="Preformatted_20_Text">
      <style:text-properties fo:color="#4700b8" fo:font-size="15pt" style:font-size-asian="15pt" style:font-size-complex="15pt"/>
    </style:style>
    <style:style style:name="P7" style:family="paragraph" style:parent-style-name="Preformatted_20_Text">
      <style:text-properties fo:color="#280099" fo:font-size="15pt" style:font-size-asian="15pt" style:font-size-complex="15pt"/>
    </style:style>
    <style:style style:name="P8" style:family="paragraph" style:parent-style-name="Preformatted_20_Text">
      <style:text-properties fo:color="#280099" fo:font-size="14pt" style:font-size-asian="14pt" style:font-size-complex="14pt"/>
    </style:style>
    <style:style style:name="P9" style:family="paragraph" style:parent-style-name="Preformatted_20_Text">
      <style:text-properties fo:color="#198a8a" fo:font-size="14pt" style:font-size-asian="14pt" style:font-size-complex="14pt"/>
    </style:style>
    <style:style style:name="P10" style:family="paragraph" style:parent-style-name="Standard">
      <style:text-properties fo:color="#ff0000" fo:font-size="15pt" style:font-size-asian="15pt" style:font-size-complex="15pt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000000" fo:font-size="15pt" style:font-size-asian="15pt" style:font-size-complex="15pt"/>
    </style:style>
    <style:style style:name="P14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color="#ff0000" style:font-name="DejaVu Sans" fo:font-size="15pt" fo:font-weight="normal" style:font-name-asian="DejaVu Sans" style:font-size-asian="15pt" style:font-weight-asian="normal" style:font-size-complex="15pt" style:font-weight-complex="normal"/>
    </style:style>
    <style:style style:name="P15" style:family="paragraph" style:parent-style-name="Preformatted_20_Text">
      <style:text-properties fo:color="#ff0000" fo:font-size="15pt" style:font-size-asian="15pt" style:font-size-complex="15pt"/>
    </style:style>
    <style:style style:name="P16" style:family="paragraph" style:parent-style-name="Preformatted_20_Text">
      <style:text-properties fo:color="#ff0000" fo:font-size="14pt" style:font-size-asian="14pt" style:font-size-complex="14pt"/>
    </style:style>
    <style:style style:name="P17" style:family="paragraph" style:parent-style-name="Preformatted_20_Text">
      <style:text-properties fo:color="#ff0000" style:font-name="DejaVu Sans" fo:font-size="15pt" fo:font-weight="normal" style:font-name-asian="DejaVu Sans" style:font-size-asian="15pt" style:font-weight-asian="normal" style:font-size-complex="15pt" style:font-weight-complex="normal"/>
    </style:style>
    <style:style style:name="P18" style:family="paragraph" style:parent-style-name="Preformatted_20_Text">
      <style:text-properties fo:color="#280099" fo:font-size="14pt" style:font-size-asian="14pt" style:font-size-complex="14pt"/>
    </style:style>
    <style:style style:name="P19" style:family="paragraph" style:parent-style-name="Preformatted_20_Text">
      <style:text-properties fo:color="#000000" fo:font-size="14pt" style:font-size-asian="14pt" style:font-size-complex="14pt"/>
    </style:style>
    <style:style style:name="P20" style:family="paragraph" style:parent-style-name="Preformatted_20_Text">
      <style:text-properties fo:color="#000000" fo:font-size="15pt" style:font-size-asian="15pt" style:font-size-complex="15pt"/>
    </style:style>
    <style:style style:name="P21" style:family="paragraph" style:parent-style-name="Preformatted_20_Text">
      <style:paragraph-properties fo:text-align="start" style:justify-single-word="false"/>
      <style:text-properties fo:color="#000000" fo:font-size="15pt" style:font-size-asian="15pt" style:font-size-complex="15pt"/>
    </style:style>
    <style:style style:name="P22" style:family="paragraph" style:parent-style-name="Preformatted_20_Text">
      <style:text-properties fo:color="#4b1f6f" fo:font-size="14pt" style:font-size-asian="14pt" style:font-size-complex="14pt"/>
    </style:style>
    <style:style style:name="P23" style:family="paragraph" style:parent-style-name="Preformatted_20_Text">
      <style:text-properties fo:font-size="15pt" style:font-size-asian="15pt" style:font-size-complex="15pt"/>
    </style:style>
    <style:style style:name="T1" style:family="text">
      <style:text-properties fo:color="#23b8dc"/>
    </style:style>
    <style:style style:name="T2" style:family="text">
      <style:text-properties fo:color="#ff0000"/>
    </style:style>
    <style:style style:name="T3" style:family="text">
      <style:text-properties fo:color="#ff0000" fo:font-size="15pt" style:font-size-asian="15pt" style:font-size-complex="15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280099"/>
    </style:style>
    <style:style style:name="T6" style:family="text">
      <style:text-properties fo:color="#280099" fo:font-size="14pt" style:font-size-asian="14pt" style:font-size-complex="14pt"/>
    </style:style>
    <style:style style:name="T7" style:family="text">
      <style:text-properties fo:color="#80000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0000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style:language-asian="zh" style:country-asian="CN"/>
    </style:style>
    <style:style style:name="T13" style:family="text">
      <style:text-properties fo:color="#198a8a"/>
    </style:style>
    <style:style style:name="T14" style:family="text">
      <style:text-properties fo:color="#198a8a" fo:font-size="15pt" style:font-size-asian="15pt" style:font-size-complex="15pt"/>
    </style:style>
    <style:style style:name="T15" style:family="text">
      <style:text-properties fo:color="#198a8a" fo:font-size="14pt" style:font-size-asian="14pt" style:font-size-complex="14pt"/>
    </style:style>
    <style:style style:name="T16" style:family="text">
      <style:text-properties fo:color="#4700b8"/>
    </style:style>
    <style:style style:name="T17" style:family="text">
      <style:text-properties fo:color="#4700b8" fo:font-size="15pt" style:font-size-asian="15pt" style:font-size-complex="15pt"/>
    </style:style>
    <style:style style:name="T18" style:family="text">
      <style:text-properties fo:color="#993366"/>
    </style:style>
    <style:style style:name="T19" style:family="text">
      <style:text-properties fo:color="#0000ff"/>
    </style:style>
    <style:style style:name="T20" style:family="text">
      <style:text-properties fo:color="#ff00ff"/>
    </style:style>
    <style:style style:name="T21" style:family="text">
      <style:text-properties fo:color="#4c1900"/>
    </style:style>
    <style:style style:name="T22" style:family="text">
      <style:text-properties fo:color="#4c1900" fo:font-size="14pt" style:font-size-asian="14pt" style:font-size-complex="14pt"/>
    </style:style>
    <style:style style:name="T23" style:family="text">
      <style:text-properties fo:color="#6b0094"/>
    </style:style>
    <style:style style:name="T24" style:family="text">
      <style:text-properties fo:color="#5e11a6"/>
    </style:style>
    <style:style style:name="T25" style:family="text">
      <style:text-properties fo:color="#004586"/>
    </style:style>
    <style:style style:name="T26" style:family="text">
      <style:text-properties style:use-window-font-color="true" style:language-asian="zh" style:country-asian="CN"/>
    </style:style>
    <style:style style:name="T27" style:family="text">
      <style:text-properties style:use-window-font-color="true" style:language-asian="zh" style:country-asian="CN" style:font-weight-complex="normal"/>
    </style:style>
    <style:style style:name="T28" style:family="text">
      <style:text-properties style:use-window-font-color="true" fo:font-weight="bold" style:language-asian="zh" style:country-asian="CN" style:font-weight-asian="bold" style:font-weight-complex="bold"/>
    </style:style>
    <style:style style:name="T29" style:family="text">
      <style:text-properties style:use-window-font-color="true" fo:font-weight="normal" style:language-asian="zh" style:country-asian="CN" style:font-weight-asian="normal" style:font-weight-complex="normal"/>
    </style:style>
    <style:style style:name="T30" style:family="text">
      <style:text-properties style:use-window-font-color="true" style:font-name="DejaVu Sans" fo:font-weight="normal" style:font-name-asian="DejaVu Sans" style:language-asian="zh" style:country-asian="CN" style:font-weight-asian="normal" style:font-weight-complex="normal"/>
    </style:style>
    <style:style style:name="T31" style:family="text">
      <style:text-properties style:font-name="DejaVu Sans" fo:font-weight="normal" style:font-name-asian="DejaVu Sans" style:language-asian="zh" style:country-asian="CN" style:font-weight-asian="normal" style:font-weight-complex="normal"/>
    </style:style>
    <style:style style:name="T32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一、网络编程<text:line-break/><text:span text:style-name="T1">1、socket函数：</text:span><text:line-break/>为了建立Socket，程序可以调用Socket函数，该函数返回一个类似于文件描述符的句柄。Socket函数原型为：<text:line-break/><text:tab/><text:tab/><text:span text:style-name="T2">头文件：#include &lt;sys/types.h&gt; <text:s text:c="5"/>/* See NOTES */</text:span></text:p>
      <text:p text:style-name="P1"><text:s text:c="7"/><text:tab/> <text:tab/><text:tab/> #include &lt;sys/socket.h&gt;</text:p>
      <text:p text:style-name="P3">　　<text:tab/><text:span text:style-name="T5"> int socket(int domain, int type, int protocol);</text:span><text:line-break/> domain指明所使用的协议族，通常为AF_INET，表示互联网协议族（TCP/IP协议族）；type参数指定socket的类型： SOCK_STREAM 或SOCK_DGRAM，Socket接口还定义了原始Socket（SOCK_RAW），允许程序使用低层协议；protocol通常赋值"0"。 Socket()调用返回一个整型socket描述符，你可以在后面的调用使用它。</text:p>
      <text:p text:style-name="P3">返回值：</text:p>
      <text:p text:style-name="P3"><text:tab/><text:tab/>On success, a file descriptor for the new socket is returned. <text:s/>On error, -1 is returned, and errno is set appropriately.</text:p>
      <text:p text:style-name="P3">(2)<text:span text:style-name="T1">bind 函数：</text:span></text:p>
      <text:p text:style-name="P3"><text:s text:c="4"/><text:span text:style-name="T2">头文件： <text:s/></text:span></text:p>
      <text:p text:style-name="P1"><text:tab/> <text:tab/>#include &lt;sys/socket.h&gt;</text:p>
      <text:p text:style-name="P3"><text:tab/>Bind函数原型为：<text:line-break/>　　 <text:span text:style-name="T5">int bind(int sockfd,struct sockaddr *my_addr, int addrlen);</text:span></text:p>
      <text:p text:style-name="P3"><text:span text:style-name="T5"><text:line-break/></text:span><text:span text:style-name="T7">res = bind(lfd, (struct sockaddr*)&amp;serv_addr,sizeof(struct sockaddr));</text:span></text:p>
      <text:p text:style-name="P3"><text:line-break/><text:span text:style-name="T10">返回值： On success, zero is returned. <text:s/>On error, -1 is <text:s/>returned, and <text:s/>errno <text:s/>is set appropriately.</text:span></text:p>
      <text:p text:style-name="P4"/>
      <text:p text:style-name="P4"><text:s/>s<text:span text:style-name="T2">truct sockaddr结构类型是用来保存socket信息的：</text:span></text:p>
      <text:p text:style-name="P2">　　 struct sockaddr {</text:p>
      <text:p text:style-name="P2">　　 unsigned short sa_family; /* 地址族， AF_xxx */</text:p>
      <text:p text:style-name="P2">char sa_data[14]; /* 14 字节的协议地址 */</text:p>
      <text:p text:style-name="P2">};</text:p>
      <text:p text:style-name="P2">sa_family一般为AF_INET，代表Internet（TCP/IP）地址族；sa_data则包含该socket的IP地址和端口号。</text:p>
      <text:p text:style-name="P2">　　 另外还有一种结构类型：</text:p>
      <text:p text:style-name="P2">　　 struct sockaddr_in {</text:p>
      <text:p text:style-name="P2">　　 <text:span text:style-name="T10">short int sin_family; </text:span>/* 地址族 */</text:p>
      <text:p text:style-name="P5">　　 unsigned short int sin_port; <text:span text:style-name="T2">/* 端口号 */</text:span></text:p>
      <text:p text:style-name="P5">　　 struct in_addr sin_addr; <text:span text:style-name="T2">/* IP地址 */</text:span></text:p>
      <text:p text:style-name="P2"><text:span text:style-name="T10">　　 unsigned char sin_zero[8]</text:span>; /* 填充0 以保持与struct sockaddr同样大小 */</text:p>
      <text:p text:style-name="P2">　　 };</text:p>
      <text:p text:style-name="P4"><text:soft-page-break/>sin_zero用来将sockaddr_in结构填充到与<text:span text:style-name="T9">setruct sockaddr同样的长度，可以用bzero()或memset()函数将其置为零.指向sockaddr_in 的指针和指向sockaddr的指针可以相互转换，这意味着如果一个函数所需参数类型是sockaddr时，你可以在函数调用的时候将一个指向 sockaddr_in的指针转换为指向sockaddr的指针；或者相反。<text:line-break/></text:span></text:p>
      <text:p text:style-name="P4"><text:span text:style-name="T9"><text:tab/><text:tab/></text:span>Bind()函数在成功被调用时返回0；出现错误时返回"-1"并将errno置为相应的错误号。需要注意的是，在调用bind函数时一般不要将端口号置为小于1024的值，因为1到1024是保留端口号，你可以选择大于1024中的任何一个没有被占用的端口号。</text:p>
      <text:p text:style-name="P4">连接建立<text:span text:style-name="T9"><text:line-break/><text:tab/>注意在使用bind函数是需要将sin_port和sin_addr转换成为网络字节优先顺序；而sin_addr则不需要转换<text:line-break/><text:line-break/><text:line-break/></text:span><text:span text:style-name="T14">(3)转换函数：<text:line-break/></text:span><text:span text:style-name="T17">htonl()：把32位值从主机字节序转换成网络字节序<text:line-break/>htons()：把16位值从主机字节序转换成网络字节序<text:line-break/>ntohl()：把32位值从网络字节序转换成主机字节序S<text:line-break/>ntohs()：把16位值从网络字节序转换成主机字节序</text:span><text:span text:style-name="T9"><text:line-break/></text:span><text:span text:style-name="T3">头文件：#include &lt;arpa/inet.h&gt;</text:span><text:span text:style-name="T9"><text:line-break/><text:tab/> <text:s/></text:span><text:span text:style-name="T17">uint32_t htonl(uint32_t hostlong);</text:span></text:p>
      <text:p text:style-name="P6"><text:s text:c="7"/>uint16_t htons(uint16_t hostshort);</text:p>
      <text:p text:style-name="P6"><text:s text:c="7"/>uint32_t ntohl(uint32_t netlong);</text:p>
      <text:p text:style-name="P6"><text:s text:c="7"/>uint16_t ntohs(uint16_t netshort);</text:p>
      <text:p text:style-name="P3"><text:span text:style-name="T16">cli_addr.sin_port = htons(CLT_PORT);</text:span> <text:line-break/>(4)<text:span text:style-name="T13">函数inet_pton:</text:span><text:line-break/><text:span text:style-name="T2">#include &lt;arpa/inet.h&gt;</text:span><text:line-break/><text:span text:style-name="T5">int inet_pton(int af, const char *src, void *dst);</text:span></text:p>
      <text:p text:style-name="P3"><text:line-break/> 这个函数转换字符串到网络地址，第一个参数af是地址族，转换后存在dst中<text:line-break/>inet_pton(AF_INET, SEVR_IP, &amp;serv_addr.sin_addr.s_addr );</text:p>
      <text:p text:style-name="P3"/>
      <text:p text:style-name="P3">返回值：inet_pton() <text:s/>returns <text:s/>1 <text:s/>on <text:s/>success <text:s/>(network <text:s/>address <text:s/>was <text:s/>successfully converted). <text:s/>0 is returned if src does not contain a character string representing a valid network address <text:s/>in </text:p>
      <text:p text:style-name="P3"><text:s/>the specified address family. <text:s/>If af does not contain a valid address family, -1 is returned and errno is set to EAFNOSUPPORT.</text:p>
      <text:p text:style-name="P3"><text:line-break/></text:p>
      <text:p text:style-name="P3"/>
      <text:p text:style-name="P3"><text:soft-page-break/>(<text:span text:style-name="T13">5)监听函数listen：</text:span><text:line-break/>Listen函数使socket处于被动的监听模式，并为该socket建立一个输入数据队列，将到达的服务请求保存在此队列中，直到程序处理它们。<text:line-break/><text:span text:style-name="T2"><text:tab/>头文件： #include &lt;sys/types.h&gt; <text:s text:c="9"/>/* See NOTES */</text:span></text:p>
      <text:p text:style-name="P1"><text:s text:c="7"/><text:tab/><text:tab/>#include &lt;sys/socket.h&gt;</text:p>
      <text:p text:style-name="P3"><text:tab/><text:span text:style-name="T5">函数原型：　 int listen(int sockfd， int backlog);</text:span> </text:p>
      <text:p text:style-name="P3"><text:tab/><text:tab/>Sockfd 是Socket系统调用返回的socket 描述符；backlog指定在请求队列中允许的最大请求数。进入的连接请求将在队列中等待accept()它们<text:span text:style-name="T8">Backlog对队列中等待 服务的请求的数目进行了限制，大多数系统缺省值为20。如果一个服务请求到来时，输入队列已满，该socket将拒绝连接请求，客户将收到一个出错信息。</text:span></text:p>
      <text:p text:style-name="P3"><text:line-break/>返回值：On success, zero is returned.当出现错误时listen函数返回-1，并置相应的errno错误码。</text:p>
      <text:p text:style-name="P3"><text:line-break/><text:span text:style-name="T13">(6)服务器上接受客服端的连接请求函数:accept函数</text:span><text:line-break/><text:span text:style-name="T2">头文件：<text:line-break/> <text:tab/><text:tab/>#include &lt;sys/types.h&gt; <text:s text:c="9"/>/* See NOTES */</text:span></text:p>
      <text:p text:style-name="P1"><text:s text:c="7"/>#include &lt;sys/socket.h&gt;</text:p>
      <text:p text:style-name="P3"><text:line-break/><text:span text:style-name="T5">函数原型： int accept(int sockfd, void *addr, int *addrlen);</text:span></text:p>
      <text:p text:style-name="P3"><text:line-break/>返回值： On success, these system <text:s/>calls <text:s/>return <text:s/>a <text:s/>non-negative <text:s/>integer <text:s/>that <text:s/>is <text:s/>a descriptor for the accepted socket. <text:s/>On error, -1 is returned, and errno is set appropriately.</text:p>
      <text:p text:style-name="P3"/>
      <text:p text:style-name="P3"><text:s/>sockfd是被监听的socket描述符，addr通常是一个指向sockaddr_in变量的指针，该变量用来存放提出连接请求服务的主机的信息（某 台主机从某个端口发出该请求）；addrten通常为一个指向值为sizeof(struct sockaddr_in)的整型指针变量。当accept函数监视的 socket收到连接请求时，socket执行体将建立一个新的socket，执行体将这个新socket和请求连接进程的地址联系起来，收到服务请求的 初始socket仍可以继续在以前的 socket上监听，同时可以在新的socket描述符上进行数据传输操作。<text:line-break/> cfd = accept(lfd, NULL, NULL);<text:line-break/><text:span text:style-name="T13">(7)面向连接的客户程序用</text:span><text:span text:style-name="T15">Connect函数来配置socket并与远端服务器建立一个TCP连接。</text:span></text:p>
      <text:p text:style-name="P8">函数原型：</text:p>
      <text:p text:style-name="P8">int connect(int sockfd, (struct sockaddr *)serv_addr,int addrlen);</text:p>
      <text:p text:style-name="P7"><text:span text:style-name="T8"><text:s/></text:span><text:span text:style-name="T11">返回值：</text:span></text:p>
      <text:p text:style-name="P5">If the connection or binding succeeds, zero is returned. <text:s/>On <text:s/>error, <text:s/>-1 <text:s/>is <text:s/>returned, <text:s/>and errno is set appropriately.</text:p>
      <text:p text:style-name="P8"><text:soft-page-break/><text:span text:style-name="T11"><text:tab/>Sockfd 是socket函数返回的socket描述符；serv_addr是包含远端主机IP地址和端口号的指针；addrlen是远端地质结构的长度。</text:span><text:span text:style-name="T10">进行客户端程序设计无须调用bind()，因为这种情况下只需知道目的机器 的IP地址，而客户通过哪个端口与服务器建立连接并不需要关心，socket执行体为你的程序自动选择一个未被占用的端口，并通知你的程序数据什么时候到 打断口。</text:span></text:p>
      <text:p text:style-name="P3"/>
      <text:p text:style-name="P3"><text:span text:style-name="T18">数据传输</text:span><text:line-break/><text:span text:style-name="T10">Send()和recv()这两个函数用于面向连接的socket上进行数据传输。</text:span></text:p>
      <text:p text:style-name="P3"><text:span text:style-name="T13">(6)send 函数 和recv函数：</text:span><text:line-break/> <text:span text:style-name="T2">头文件为：#include &lt;sys/types.h&gt; <text:line-break/> #include &lt;sys/socket.h&gt;</text:span><text:tab/><text:line-break/><text:tab/>函数原型：<text:tab/><text:line-break/><text:tab/><text:tab/><text:span text:style-name="T5"> int send(int sockfd, const void *msg, int len, int flags);<text:line-break/>或 ssize_t send(int sockfd, const void *buf, size_t len, int flags);</text:span></text:p>
      <text:p text:style-name="P3"><text:line-break/>返回值： On success, these calls return the number of characters sent. <text:s/>On error, -1 is <text:s/>set appropriately.</text:p>
      <text:p text:style-name="P3"/>
      <text:p text:style-name="P4">Sockfd是你想用来传输数据的socket描述符；msg或buf是一个指向要发送数据的指针；Len是以字节为单位的数据的长度；flags一般情况下置为0。</text:p>
      <text:p text:style-name="P4"><text:tab/>Send()函数返回实际上发送出的字节数，可能会少于你希望发送的数据。在程序中应该将send()的返回值与欲发送的字节数进行比较。当send()返回值与len不匹配时，应该对这种情况进行处理。</text:p>
      <text:p text:style-name="P4"/>
      <text:p text:style-name="P9">(7) recv()函数:</text:p>
      <text:p text:style-name="P10">头文件：<text:line-break/><text:tab/><text:tab/> #include &lt;sys/types.h&gt;</text:p>
      <text:p text:style-name="P1"><text:s text:c="5"/><text:tab/> #include &lt;sys/socket.h&gt;</text:p>
      <text:p text:style-name="P8"/>
      <text:p text:style-name="P8">recv()函数原型为：</text:p>
      <text:p text:style-name="P8"><text:tab/> int recv(int sockfd,void *buf,int len,unsigned int flags);</text:p>
      <text:p text:style-name="P5"/>
      <text:p text:style-name="P5">返回值：These <text:s/>calls <text:s/>return <text:s/>the <text:s/>number of bytes received, or -1 if an error occurred. <text:s/>The return value will be 0 when the peer has performed an orderly shutdown.</text:p>
      <text:p text:style-name="P5"/>
      <text:p text:style-name="P5">Sockfd是接受数据的socket描述符；buf 是存放接收数据的缓冲区；len是缓冲的长度。Flags也被置为0。</text:p>
      <text:p text:style-name="P5"/>
      <text:p text:style-name="P22">Sendto()和recvfrom()</text:p>
      <text:p text:style-name="P5"/>
      <text:p text:style-name="P3"><text:span text:style-name="T8">Sendto()和recvfrom()用于在无连接的数据报socket</text:span>方式下进行数据传输。由于本地socket并没有与远端机器建立连接，所以在发送数据时应指明<text:soft-page-break/>目的地址。<text:line-break/><text:line-break/><text:span text:style-name="T13">(8)sendto函数：</text:span><text:line-break/><text:span text:style-name="T5">sendto()函数原型为：<text:line-break/>　　int sendto(int sockfd, const void *msg,int len,unsigned int flags,const struct sockaddr *to, int tolen);<text:tab/></text:span></text:p>
      <text:p text:style-name="P3"><text:span text:style-name="T5"/></text:p>
      <text:p text:style-name="P3"><text:span text:style-name="T10">返回值：On success, these calls return the number of characters sent. <text:s/>On error, -1 is set appropriately.</text:span><text:line-break/> </text:p>
      <text:p text:style-name="P3">该函数比send()函数多了两个参数，to表示目地机的IP地址和端口号信息，而tolen常常被赋值为sizeof (struct sockaddr)。<text:line-break/> </text:p>
      <text:p text:style-name="P3">sendto(sfd, buf, n, 0, (struct sockaddr *)&amp;cli_addr, sizeof(cli_addr));</text:p>
      <text:p text:style-name="P3"/>
      <text:p text:style-name="P11">for (i = 0; i &lt; n; i++)</text:p>
      <text:p text:style-name="P3"><text:s text:c="8"/>{</text:p>
      <text:p text:style-name="P3"><text:s text:c="12"/>buf[i] = toupper(buf[i]);</text:p>
      <text:p text:style-name="P3"><text:s text:c="8"/>}</text:p>
      <text:p text:style-name="P3"><text:s text:c="8"/>sendto(sfd, buf, n, 0, (struct sockaddr *)&amp;cli_addr, len);</text:p>
      <text:p text:style-name="P3"><text:s text:c="2"/>}<text:line-break/><text:span text:style-name="T13">(9)</text:span><text:span text:style-name="T15">Recvfrom()函数</text:span></text:p>
      <text:p text:style-name="P3"><text:span text:style-name="T15"/></text:p>
      <text:p text:style-name="P3"><text:span text:style-name="T6">Recvfrom()函数原型为：</text:span></text:p>
      <text:p text:style-name="P3"><text:span text:style-name="T6"><text:tab/> int recvfrom(int sockfd,void *buf,int len,unsigned int flags,struct sockaddr *from,int *fromlen);</text:span></text:p>
      <text:p text:style-name="P3"><text:span text:style-name="T6"/></text:p>
      <text:p text:style-name="P20"><text:span text:style-name="T8">返回值：These <text:s/>calls <text:s/>return <text:s/>the <text:s/>number of bytes received, or -1 if an error occurred. <text:s/>The return value will be 0 when the peer has performed an orderly shutdown.</text:span></text:p>
      <text:p text:style-name="P3"><text:span text:style-name="T15"/></text:p>
      <text:p text:style-name="P3">n=recvfrom(sfd, buf,1024,0,(struct sockaddr *)<text:span text:style-name="T2">&amp;cli_addr,</text:span> &amp;len);</text:p>
      <text:p text:style-name="P3"><text:s/>for (i = 0; i &lt; n; i++)</text:p>
      <text:p text:style-name="P3"><text:s text:c="8"/>{</text:p>
      <text:p text:style-name="P3"><text:s text:c="12"/>buf[i] = toupper(buf[i]);</text:p>
      <text:p text:style-name="P3"><text:s text:c="8"/>}</text:p>
      <text:p text:style-name="P3"><text:s text:c="8"/>sendto(sfd, buf, n, 0, (struct sockaddr *)<text:span text:style-name="T2">&amp;cli_addr,</text:span> len);</text:p>
      <text:p text:style-name="P3"><text:s text:c="2"/>} <text:s text:c="5"/></text:p>
      <text:p text:style-name="P3"><text:s/><text:tab/><text:span text:style-name="T4">如果对数据报socket调用了connect()函数时，你也可以利用send()和recv()进行数据传输，<text:tab/>但该socket仍然是数据报socket，并且利用传输层的UDP服务。但在发送或接收数据报时，内核会自动为之加上目地和源地址</text:span><text:soft-page-break/><text:span text:style-name="T4">信息。</text:span></text:p>
      <text:p text:style-name="P3"><text:line-break/>服务器的工作流程：<text:line-break/>首先，调用socket函数创建个socket，然后调用bind函数将其与本机地址以及一个本地端口号绑定，然后调用listen函数在相应的socket上监听，当accept接收到一个连接服务请求时，将生成一个新的socket。服务器上显示该客服机的IP地址，并通过新的socket向客服端发送消息，最后关闭该socket<text:line-break/>代码实例中的一般用fork()函数生成一个子进程来处理数据传输部分，fork()语句对于子进程返回的值为0。所以包含fork函数的if语句是子进程代码部分，它与if语句后面的父进程代码部分是并发执行的。 <text:line-break/>客服端：首先通过服务器域名获得服务器的IP地址，然后创建一个socket，调用connect函数与服务器建立连接，连接成功后接受服务器发送过来的数据，<text:line-break/>最后关闭socket。</text:p>
      <text:p text:style-name="P3"><text:line-break/><text:span text:style-name="T13">(8)Bzero函数</text:span><text:line-break/><text:span text:style-name="T2">头文件：#include &lt;strings.h&gt;</text:span></text:p>
      <text:p text:style-name="P3"><text:s text:c="6"/><text:span text:style-name="T5"><text:s/>void bzero(void *s, size_t n);</text:span></text:p>
      <text:p text:style-name="P3">返回值： <text:s text:c="2"/>None.</text:p>
      <text:p text:style-name="P3"><text:s/>作用：The <text:s/>bzero() <text:s/>function sets the first n bytes of the byte area starting</text:p>
      <text:p text:style-name="P3"><text:s text:c="7"/><text:span text:style-name="T5">void *memset(void *s, int c, size_t n);</text:span></text:p>
      <text:p text:style-name="P3">返回值：The memset() function returns a pointer to the memory area s.<text:line-break/>作用：</text:p>
      <text:p text:style-name="P3"><text:tab/>The <text:s/>memset() <text:s/>function <text:s/>fills <text:s/>the <text:s/>first <text:s/>n <text:s/>bytes of the memory area pointed to by s with the constant byte c. <text:line-break/><text:span text:style-name="T13">(9)select函数：（它能够监视我们需要监视的文件描述符的变化情况——读写或是异常）</text:span><text:line-break/><text:span text:style-name="T2">头文件： #include &lt;sys/select.h&gt;</text:span></text:p>
      <text:p text:style-name="P3">函数原型：<text:tab/><text:line-break/><text:span text:style-name="T5"> int select(int numfds, </text:span><text:span text:style-name="T2">fd_set</text:span><text:span text:style-name="T5"> *readfds, fd_set *writefds,</text:span></text:p>
      <text:p text:style-name="P3"><text:span text:style-name="T5"><text:s text:c="16"/><text:tab/><text:tab/><text:tab/><text:tab/> <text:s/>fd_set *exceptfds, </text:span><text:span text:style-name="T2">struct timeval</text:span><text:span text:style-name="T5"> *timeout)</text:span>;</text:p>
      <text:p text:style-name="P3">返回值：<text:line-break/> On success, select() return the number of file descriptors <text:s/></text:p>
      <text:p text:style-name="P3">contained <text:s/>in <text:s/>the three <text:s/>returned <text:s/>descriptor sets (that is, the total number of bits that are set in readfds,writefds, exceptfds) which may be zero if the timeout expires <text:s/>before <text:s/>anything <text:s/>interesting happens. <text:s text:c="2"/>On <text:s/>error, <text:s/>-1 <text:s/>is returned, and errno is set appropriately; the sets and timeout become undefined, so do not <text:soft-page-break/>rely on their contents after an error. </text:p>
      <text:p text:style-name="P3"/>
      <text:p text:style-name="P3">struct timeval {</text:p>
      <text:p text:style-name="P3"><text:s text:c="15"/>time_t <text:s text:c="8"/>tv_sec; <text:s text:c="4"/>/* seconds */</text:p>
      <text:p text:style-name="P3"><text:s text:c="15"/>suseconds_t <text:s text:c="3"/>tv_usec; <text:s text:c="3"/>/* microseconds */</text:p>
      <text:p text:style-name="P3"><text:s text:c="11"/>};</text:p>
      <text:p text:style-name="P3"><text:line-break/><text:span text:style-name="T21"> </text:span><text:span text:style-name="T22">其中readfds、writefds、exceptfds分别是被select()监视的读、写和异常处理的文件描述符集合。如果你希望确定是否可以 从标准输入和某个socket描述符读取数据，你只需要将标准输入的文件描述符0和相应的sockdtfd加入到readfds集合中；</text:span><text:span text:style-name="T21"> int numfds是一个整数值</text:span><text:span text:style-name="T22">是需要检查的号码最高的文件描述符加1，这个例子中numfds的值应为sockfd+1；当select返回时，readfds将被修改，指示某个文件 描述符已经准备被读取，你可以通过FD_ISSSET()来测试。为了实现fd_set中对应的文件描述符的设置、复位和测试，它提供了一组宏：</text:span></text:p>
      <text:p text:style-name="P3"><text:span text:style-name="T22"><text:tab/> <text:s/></text:span><text:span text:style-name="T4">FD_ZERO(fd_set *set)----清除一个文件描述符集；</text:span></text:p>
      <text:p text:style-name="P2">　　 FD_SET(int fd,fd_set *set)----将一个文件描述符加入文件描述符集中；</text:p>
      <text:p text:style-name="P2">　　 FD_CLR(int fd,fd_set *set)----将一个文件描述符从文件描述符集中清除；</text:p>
      <text:p text:style-name="P3"><text:span text:style-name="T22">　　</text:span><text:span text:style-name="T4"> FD_ISSET(int fd,fd_set *set)----试判断是否文件描述符被置位</text:span><text:span text:style-name="T22">。</text:span><text:line-break/> fd_set *readfds是指向fd_set结构的指针，这个集合中应该包括文件描述符，我们是要监视这些文件描述符的读变化的，即我们关心是否可以从这些文件中读取数据了，如果这个集合中有一个文件可读，select就会返回一个大于0的值，表示有文件可读，如果没有可读的文件，则根据timeout参数再判断是否超时，若超出timeout的时间，select返回0，若发生错误返回负值。可以传入NULL值，表示不关心任何文件的读变化。</text:p>
      <text:p text:style-name="P3"><text:line-break/> fd_set *writefds是指向fd_set结构的指针，这个集合中应该包括文件描述符，我们是要监视这些文件描述符的写变化的，即我们关心是否可以向这些文件中写入数据了，如果这个集合中有一个文件可写，select就会返回一个大于0的值，表示有文件可写，如果没有可写的文件，则根据timeout参数再判断是否超时，若超出timeout的时间，select返回0，若发生错误返回负值。可以传入NULL值，表示不关心任何文件的写变化。<text:line-break/><text:line-break/>fd_set *errorfds同上面两个参数的意图，用来监视文件错误异常。<text:line-break/><text:line-break/>struct timeval* timeout是select的超时时间，这个参数至关重要，它可以使select处于三种状态，第一，若将NULL以形参传入，即不传入时间结构，就是将select置于阻塞状态，一定等到监视文件描述符集合中某个文件描述符发生变化为止；第二，若将时间值设为0秒0毫秒，就变成一个纯粹的非阻塞函数，不管文件描述符是否有变化，都立刻返回<text:soft-page-break/>继续执行，文件无变化返回0，有变化返回一个正值；第三，timeout的值大于0，这就是等待的超时时间，即 select在timeout时间内阻塞，超时时间之内有事件到来就返回了，否则在超时后不管怎样一定返回，返回值同上述。</text:p>
      <text:p text:style-name="P3"><text:line-break/><text:span text:style-name="T13">(10) inet_addr函数：</text:span></text:p>
      <text:p text:style-name="P3"><text:span text:style-name="T5">函数原型：in_addr_t inet_addr(const char *cp);</text:span></text:p>
      <text:p text:style-name="P3"><text:span text:style-name="T2">将字符串指针cp转化为网络字节序;</text:span><text:line-break/>main()<text:line-break/>{<text:line-break/><text:tab/>、、、、<text:line-break/> <text:s text:c="4"/>struct sockaddr_in addr;</text:p>
      <text:p text:style-name="P3"><text:s text:c="4"/>addr.sin_family = AF_INET;</text:p>
      <text:p text:style-name="P3"><text:s text:c="4"/>addr.sin_port = htons(9000);</text:p>
      <text:p text:style-name="P3"><text:s text:c="4"/>addr.sin_addr.s_addr = <text:span text:style-name="T2">inet_addr</text:span>("192.168.0.7");</text:p>
      <text:p text:style-name="P3"/>
      <text:p text:style-name="P3"><text:s text:c="4"/>sockfd = socket(AF_INET, SOCK_STREAM, 0);</text:p>
      <text:p text:style-name="P3"><text:s text:c="4"/>ret = bind(sockfd, (struct sockaddr*)&amp;addr, sizeof(addr));</text:p>
      <text:p text:style-name="P3"><text:s text:c="4"/>if(ret != 0)</text:p>
      <text:p text:style-name="P3"><text:s text:c="4"/>{</text:p>
      <text:p text:style-name="P3"><text:s text:c="8"/>perror("bind error\n");</text:p>
      <text:p text:style-name="P3"><text:s text:c="8"/>return 1;</text:p>
      <text:p text:style-name="P3"><text:s text:c="4"/>}</text:p>
      <text:p text:style-name="P3"><text:s text:c="4"/>ret = listen(sockfd, 5);</text:p>
      <text:p text:style-name="P3"><text:s text:c="4"/>if(ret == -1)</text:p>
      <text:p text:style-name="P3"><text:s text:c="4"/>{</text:p>
      <text:p text:style-name="P3"><text:s text:c="8"/>perror("fail to listen...\n");</text:p>
      <text:p text:style-name="P3"><text:s text:c="8"/>exit(1);</text:p>
      <text:p text:style-name="P3"><text:s text:c="4"/>}</text:p>
      <text:p text:style-name="P3"><text:s text:c="4"/>while(1)</text:p>
      <text:p text:style-name="P3"><text:s text:c="4"/>{</text:p>
      <text:p text:style-name="P3"><text:s text:c="8"/>FD_ZERO(&amp;sock_set);</text:p>
      <text:p text:style-name="P3"><text:tab/> <text:tab/>FD_SET(sockfd, &amp;sock_set);</text:p>
      <text:p text:style-name="P3"><text:s text:c="8"/>if(max_fd &lt; sockfd) max_fd = sockfd;//socket创建了是否就不变了//</text:p>
      <text:p text:style-name="P3"><text:s text:c="8"/>tv.tv_sec =3;</text:p>
      <text:p text:style-name="P3"><text:s text:c="8"/>tv.tv_usec = 0;</text:p>
      <text:p text:style-name="P3"><text:s text:c="8"/>ret = select(max_fd+1, &amp;sock_set, 0, 0, &amp;tv);</text:p>
      <text:p text:style-name="P3"><text:s text:c="8"/>if(ret == -1)</text:p>
      <text:p text:style-name="P3"><text:s text:c="8"/>{</text:p>
      <text:p text:style-name="P3"><text:s text:c="12"/>// select error;</text:p>
      <text:p text:style-name="P3"><text:soft-page-break/><text:s text:c="8"/>}</text:p>
      <text:p text:style-name="P3"><text:s text:c="8"/>else if(ret == 0)</text:p>
      <text:p text:style-name="P3"><text:s text:c="8"/>{</text:p>
      <text:p text:style-name="P3"><text:s text:c="12"/>printf("no message\n");</text:p>
      <text:p text:style-name="P3"><text:s text:c="12"/>// no socket message</text:p>
      <text:p text:style-name="P3"><text:s text:c="8"/>}</text:p>
      <text:p text:style-name="P3"><text:s text:c="8"/>else // ret &gt; 0</text:p>
      <text:p text:style-name="P3"><text:tab/> {</text:p>
      <text:p text:style-name="P3"><text:s text:c="12"/>if(FD_ISSET(sockfd, &amp;sock_set))</text:p>
      <text:p text:style-name="P3"><text:s text:c="12"/>{</text:p>
      <text:p text:style-name="P3"><text:s text:c="16"/>clientfd = accept(sockfd, 0, 0);</text:p>
      <text:p text:style-name="P3"><text:s text:c="16"/>pthread_create(&amp;t_id, NULL, send_file, (void*)clientfd);</text:p>
      <text:p text:style-name="P3"><text:s text:c="12"/>}</text:p>
      <text:p text:style-name="P3"><text:s text:c="8"/>}</text:p>
      <text:p text:style-name="P3"><text:s text:c="4"/>}</text:p>
      <text:p text:style-name="P3"><text:span text:style-name="T13">(11)epoll的接口函数：</text:span><text:span text:style-name="T2">epoll_create、epoll_ctl、 epoll_wait</text:span></text:p>
      <text:p text:style-name="P3"><text:span text:style-name="T2"/></text:p>
      <text:p text:style-name="P3"><text:span text:style-name="T2"><text:tab/>头文件： #include &lt;sys/epoll.h&gt;<text:tab/></text:span></text:p>
      <text:p text:style-name="P3"><text:span text:style-name="T2"/></text:p>
      <text:p text:style-name="P3"><text:span text:style-name="T2"><text:tab/><text:tab/></text:span><text:span text:style-name="T13">1.函数原型： <text:tab/>int epoll_create(int size);</text:span></text:p>
      <text:p text:style-name="P3"><text:span text:style-name="T13"/></text:p>
      <text:p text:style-name="P3"><text:span text:style-name="T10"><text:tab/><text:tab/><text:tab/><text:tab/>返回值：On <text:s/>success, <text:s/>these <text:s/>system <text:s/>calls <text:s/>return <text:s/>a non-negative file descriptor. <text:s/>On error, -1 is returned, and errno is set to indicate the error;</text:span></text:p>
      <text:p text:style-name="P3"><text:span text:style-name="T10"/></text:p>
      <text:p text:style-name="P3"><text:span text:style-name="T10">作用：创建一个epoll的句柄，size用来告诉内核这个监听的数目一共有多大。这个参数不同于select()中的第一个参数，给出最大监听的fd+1的 值。需要注意的是，当创建好epoll句柄后，它就是会占用一个fd值，在linux下如果查看/proc/进程id/fd/，是能够看到这个fd的，所 以在使用完epoll后，必须调用close()关闭，否则可能导致fd被耗尽。</text:span></text:p>
      <text:p text:style-name="P3"><text:span text:style-name="T10"/></text:p>
      <text:p text:style-name="P12"><text:span text:style-name="T2"><text:tab/><text:tab/></text:span><text:span text:style-name="T13">2. 函数原型：int epoll_ctl(int epfd, int op, int fd, <text:tab/><text:tab/><text:tab/><text:tab/><text:tab/><text:tab/><text:tab/><text:tab/><text:tab/><text:tab/><text:tab/><text:tab/><text:tab/><text:tab/><text:tab/>struct epoll_event *event);</text:span></text:p>
      <text:p text:style-name="P13"><text:tab/><text:tab/><text:tab/><text:tab/>返回值： When successful, epoll_ctl() returns zero. <text:s/>When an error occurs, epoll_ctl() returns -1 and errno is set</text:p>
      <text:p text:style-name="P13"><text:s/>appropriately.</text:p>
      <text:p text:style-name="P13"/>
      <text:p text:style-name="P13">作用：epoll的事件注册函数，它不同与select()是在监听事件时告诉内核要监听什么类型的事件，而是在这里先注册要监听的事件类型。<text:span text:style-name="T2">第一个参数是epoll_create()的返回值</text:span>，<text:span text:style-name="T20">第二个参数表示动作</text:span>，<text:span text:style-name="T21">用三个宏来表</text:span><text:soft-page-break/><text:span text:style-name="T21">示：<text:line-break/>EPOLL_CTL_ADD：注册新的fd到epfd中；<text:line-break/>EPOLL_CTL_MOD：修改已经注册的fd的监听事件；<text:line-break/>EPOLL_CTL_DEL：从epfd中删除一个fd；</text:span></text:p>
      <text:p text:style-name="P21"><text:span text:style-name="T25"><text:s/>第三个参数是需要监听的fd</text:span>，<text:span text:style-name="T24">第四个参数是告诉内核需要监听什么事。</text:span></text:p>
      <text:p text:style-name="P21">struct epoll_event结构如下：</text:p>
      <text:p text:style-name="P13"><text:tab/><text:tab/>struct epoll_event {</text:p>
      <text:p text:style-name="P3"><text:s text:c="15"/>__uint32_t <text:s text:c="2"/>events; <text:s text:c="5"/>/* Epoll events */</text:p>
      <text:p text:style-name="P3"><text:s text:c="15"/>epoll_data_t data; <text:s text:c="7"/>/* User data variable */</text:p>
      <text:p text:style-name="P3"><text:s text:c="11"/>};</text:p>
      <text:p text:style-name="P3"><text:line-break/>events可以是以下几个宏的集合：<text:line-break/><text:span text:style-name="T2">EPOLLIN ：表示对应的文件描述符可以读（包括对端SOCKET正常关闭）；<text:line-break/>EPOLLOUT：表示对应的文件描述符可以写；</text:span><text:line-break/>EPOLLPRI：表示对应的文件描述符有紧急的数据可读（这里应该表示有带外数据到来）；<text:line-break/>EPOLLERR：表示对应的文件描述符发生错误；<text:line-break/>EPOLLHUP：表示对应的文件描述符被挂断；<text:line-break/>EPOLLET： 将EPOLL设为边缘触发(Edge Triggered)模式，这是相对于水平触发(Level Triggered)来说的。<text:line-break/>EPOLLONESHOT：只监听一次事件，当监听完这次事件之后，如果还需要继续监听这个socket的话，需要再次把这个socket加入到EPOLL队列里<text:line-break/><text:line-break/>typedef union epoll_data {</text:p>
      <text:p text:style-name="P3"><text:s text:c="14"/><text:tab/><text:tab/> <text:tab/>void <text:s text:c="6"/>*ptr;</text:p>
      <text:p text:style-name="P3"><text:s text:c="15"/><text:tab/><text:tab/><text:tab/>int <text:s text:c="9"/>fd;</text:p>
      <text:p text:style-name="P3"><text:s text:c="14"/><text:tab/><text:tab/> <text:tab/>__uint32_t <text:s text:c="2"/>u32;</text:p>
      <text:p text:style-name="P3"><text:s text:c="13"/><text:tab/><text:tab/><text:tab/> <text:s/><text:tab/>__uint64_t <text:s text:c="2"/>u64;</text:p>
      <text:p text:style-name="P3"><text:s text:c="9"/><text:tab/><text:tab/> <text:s/>} epoll_data_t;<text:line-break/><text:line-break/><text:tab/><text:span text:style-name="T13">3.函数原型 int epoll_wait(int epfd, struct epoll_event * events, <text:tab/><text:tab/><text:tab/><text:tab/><text:tab/><text:tab/><text:tab/><text:tab/><text:tab/><text:tab/><text:tab/>int maxevents, int timeout);</text:span></text:p>
      <text:p text:style-name="P20">返回值:When successful, epoll_wait() returns the number of file descriptors ready for the requested I/O, or zero if no file descriptor became ready during the requested <text:s/>timeout <text:s/>milliseconds.</text:p>
      <text:p text:style-name="P20">When an error occurs, epoll_wait() returns -1 and errno is set </text:p>
      <text:p text:style-name="P20">appropriately.</text:p>
      <text:p text:style-name="P20"/>
      <text:p text:style-name="P20">第一个参数是epoll_create函数的返回值，第二个参数events是监视<text:soft-page-break/>产生的所有事件并放入该结构体中用来从内核得到事件的集合，maxevents告之内核这个events有多大，这个 maxevents的值不能大于创建epoll_create()时的size，参数timeout是超时时间（毫秒，0会立即返回，-1将不确定，也有 说法说是永久阻塞）。该函数返回需要处理的事件数目，如返回0表示已超时。</text:p>
      <text:p text:style-name="P20"/>
      <text:p text:style-name="P1">Epoll的具体实现步骤：</text:p>
      <text:p text:style-name="P1"><text:tab/><text:span text:style-name="T31">(a) 使用epoll_create()函数创建文件描述，设定可管理的最大</text:span></text:p>
      <text:p text:style-name="P1"><text:span text:style-name="T31">socket描述符数目。</text:span></text:p>
      <text:p text:style-name="P14"><text:span text:style-name="T32">(b) 创建与epoll关联的接收线程，应用程序可以创建多个接收线程来处理epoll上的读通知事件，线程的数量依赖于程序的具体需要。</text:span><text:span text:style-name="T12">(如果需要建立相应的线程)</text:span></text:p>
      <text:p text:style-name="P14"><text:span text:style-name="T32">(c) 创建一个侦听socket的描述符ListenSock，并将该描述符设定为非阻塞模式，调用Listen()函数在该套接字上侦听有无新的连接请求，在epoll_event结构中设置要处理的事件类型EPOLLIN，工作方式为 epoll_ET，以提高工作效率，同时使用epoll_ctl()来注册事件，最后启动网络监视线程。</text:span></text:p>
      <text:p text:style-name="P14"><text:span text:style-name="T32">(d) 网络监视线程启动循环，epoll_wait()等待epoll事件发生。</text:span></text:p>
      <text:p text:style-name="P14"><text:span text:style-name="T32">(e) 如果epoll事件表明有新的连接请求，则调用accept()函数，将用户socket描述符添加到epoll_data联合体，同时设定该描述符为非阻塞，并在epoll_event结构中设置要处理的事件类型为读和写，工作方式为epoll_ET。</text:span></text:p>
      <text:p text:style-name="P17"><text:span text:style-name="T32">(f) 如果epoll事件表明socket描述符上有数据可读，则将该socket描述符加入可读队列，通知接收线程读入数据，并将接收到的数据放入到接收数据的链表中，经逻辑处理后，将反馈的数据包放入到发送数据链表中，等待由发送线程发送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zh" fo:country="CN" style:font-name-asian="DejaVu Sans2" style:font-size-asian="10.5pt" style:language-asian="zh" style:country-asian="CN" style:font-name-complex="DejaVu Sans2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1" fo:font-size="10pt" style:font-name-asian="DejaVu Sans1" style:font-size-asian="10pt" style:font-name-complex="DejaVu Sans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7T22:34:06</dc:date>
    <dc:creator>monkey </dc:creator>
    <meta:generator>OpenOffice.org/3.2$Linux OpenOffice.org_project/320m12$Build-9483</meta:generator>
    <meta:editing-duration>PT02H30M43S</meta:editing-duration>
    <meta:editing-cycles>142</meta:editing-cycles>
    <meta:document-statistic meta:table-count="0" meta:image-count="0" meta:object-count="0" meta:page-count="11" meta:paragraph-count="184" meta:word-count="3316" meta:character-count="12914"/>
  </office:meta>
</office:document-meta>
</file>